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<text:soft-page-break/>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3T17:00:16.64</dc:date>
    <meta:editing-duration>PT01H29M54S</meta:editing-duration>
    <meta:editing-cycles>19</meta:editing-cycles>
    <meta:generator>OpenOffice.org/3.2$Win32 OpenOffice.org_project/320m12$Build-9483</meta:generator>
    <meta:document-statistic meta:table-count="0" meta:image-count="0" meta:object-count="0" meta:page-count="2" meta:paragraph-count="31" meta:word-count="595" meta:character-count="3876"/>
  </office:meta>
</office:document-meta>
</file>